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  Roman" svg:font-family="'Times New           Roman', 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fo:letter-spacing="normal" fo:language="en" fo:country="GB" fo:font-style="normal" fo:font-weight="normal"/>
    </style:style>
    <style:style style:name="T2" style:family="text">
      <style:text-properties fo:font-variant="normal" fo:text-transform="none" fo:color="#000000" style:font-name="Arial" fo:letter-spacing="normal" fo:language="en" fo:country="GB" fo:font-style="normal" fo:font-weight="normal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style:font-name="Arial" fo:font-size="9pt" fo:language="en" fo:country="GB" fo:font-style="normal" fo:font-weight="normal"/>
    </style:style>
    <style:style style:name="T6" style:family="text">
      <style:text-properties style:font-name="Arial" fo:font-size="9pt" fo:language="en" fo:country="GB" fo:font-style="italic" fo:font-weight="normal"/>
    </style:style>
    <style:style style:name="T7" style:family="text">
      <style:text-properties style:font-name="Times New         Roman" fo:font-size="9pt" fo:language="en" fo:country="GB"/>
    </style:style>
    <style:style style:name="T8" style:family="text">
      <style:text-properties fo:font-size="9pt"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51.</text:span><text:span text:style-name="T3"> A fund investment policy statement, (IPS) should be communicated to stakeholders, and reviewed annually (when considering the financial statements) to ensure it remains appropriate in terms of the member-profile and needs of the fund. The IPS should contain the following minimum information:-</text:span></text:p>
      <text:p text:style-name="P1"><text:span text:style-name="T3"><text:tab/></text:span><text:span text:style-name="T4">51.1</text:span><text:span text:style-name="T3"> who the fund's investment advisers are;</text:span></text:p>
      <text:p text:style-name="P1"><text:span text:style-name="T3"><text:tab/></text:span><text:span text:style-name="T4">51.2</text:span><text:span text:style-name="T3"> where applicable, who the custodian of the investments are;</text:span></text:p>
      <text:p text:style-name="P1"><text:span text:style-name="T3"><text:tab/></text:span><text:span text:style-name="T4">51.3</text:span><text:span text:style-name="T3"> whether the fund has a socially responsible investment policy, and its definition of such <text:tab/>investment type;</text:span></text:p>
      <text:p text:style-name="P1"><text:span text:style-name="T3"><text:tab/></text:span><text:span text:style-name="T4">51.4</text:span><text:span text:style-name="T3"> whether the investments of the fund are in the form an insurance policy or a segregated <text:tab/>mandate, and the reasons therefor;</text:span></text:p>
      <text:p text:style-name="P1"><text:span text:style-name="T3"><text:tab/></text:span><text:span text:style-name="T4">51.5</text:span><text:span text:style-name="T3"> what the targeted performance benchmarks are in respect of each asset manager and asset <text:tab/>class held by the fund, and what the previous year's actual performance was in relation to the <text:tab/>fund's benchmarks, as well as the tracking error;</text:span></text:p>
      <text:p text:style-name="P1"><text:span text:style-name="T3"><text:tab/></text:span><text:span text:style-name="T4">51.6</text:span><text:span text:style-name="T3"> the level of risk attributed to each asset class and asset manager;</text:span></text:p>
      <text:p text:style-name="P1"><text:span text:style-name="T3"><text:tab/></text:span><text:span text:style-name="T4">51.7</text:span><text:span text:style-name="T3"> whether or not the fund exercises its ownership rights in respect of investments held by it <text:tab/>(and if so, what the proxy voting policy is) and, if not, the reasons therefor.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  Roman" svg:font-family="'Times New           Roman', serif"/>
    <style:font-face style:name="Times New         Roman" svg:font-family="'Times New         Roman', serif"/>
    <style:font-face style:name="Cantarell" svg:font-family="Cantarell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09:00:07</meta:creation-date>
    <dc:date>2012-07-18T10:03:33</dc:date>
    <dc:creator>Steven Fourie</dc:creator>
    <meta:editing-duration>PT51M23S</meta:editing-duration>
    <meta:editing-cycles>2</meta:editing-cycles>
    <meta:generator>LibreOffice/3.5$Linux_X86_64 LibreOffice_project/350m1$Build-3</meta:generator>
    <meta:document-statistic meta:table-count="0" meta:image-count="0" meta:object-count="0" meta:page-count="1" meta:paragraph-count="8" meta:word-count="184" meta:character-count="1140" meta:non-whitespace-character-count="952"/>
  </office:meta>
</office:document-meta>
</file>